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4.63cm" fo:min-width="20.58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343cm" fo:min-width="0.5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8cm" fo:min-width="0.44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5cm" fo:min-width="2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cm" fo:min-width="20.582cm"/>
    </style:style>
    <style:style style:name="gr7" style:family="graphic" style:parent-style-name="standard">
      <style:graphic-properties draw:textarea-vertical-align="middle" fo:min-height="0.71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343cm" fo:min-width="0.51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38cm" fo:min-width="0.44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25cm" fo:min-width="2.54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4.88cm" svg:x="1.548cm" svg:y="2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4.35cm" svg:y="5.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894cm" svg:height="3.048cm" svg:x="10.584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048cm" svg:height="1.375cm" svg:x="16.242cm" svg:y="6.01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5" draw:text-style-name="P4" draw:layer="layout" svg:width="6.858cm" svg:height="1.673cm" svg:x="2.064cm" svg:y="4.748cm">
          <draw:text-box>
            <text:p text:style-name="P3"><text:span text:style-name="T1">void (*clear)(struct cstring *)</text:span></text:p>
          </draw:text-box>
        </draw:frame>
        <draw:frame draw:style-name="gr5" draw:text-style-name="P4" draw:layer="layout" svg:width="7.674cm" svg:height="1.673cm" svg:x="7.598cm" svg:y="3.383cm">
          <draw:text-box>
            <text:p text:style-name="P3"><text:span text:style-name="T1">void (*length)(struct cstring *)</text:span></text:p>
          </draw:text-box>
        </draw:frame>
        <draw:frame draw:style-name="gr5" draw:text-style-name="P4" draw:layer="layout" svg:width="7.674cm" svg:height="1.673cm" svg:x="14.91cm" svg:y="4.94cm">
          <draw:text-box>
            <text:p text:style-name="P3"><text:span text:style-name="T1">void (*max_size)(struct cstring *)</text:span></text:p>
          </draw:text-box>
        </draw:frame>
        <draw:custom-shape draw:style-name="gr6" draw:text-style-name="P2" draw:layer="layout" svg:width="21.082cm" svg:height="3.04cm" svg:x="1.548cm" svg:y="11.4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9.063cm" svg:y="1.944cm">
          <draw:text-box>
            <text:p>struct cstring</text:p>
          </draw:text-box>
        </draw:frame>
        <draw:frame draw:style-name="gr7" draw:layer="layout" svg:width="3.048cm" svg:height="0.962cm" svg:x="9.906cm" svg:y="13.923cm">
          <draw:text-box>
            <text:p text:style-name="P5">cstring.c</text:p>
          </draw:text-box>
        </draw:frame>
        <draw:custom-shape draw:style-name="gr8" draw:text-style-name="P6" draw:layer="layout" svg:width="2.032cm" svg:height="1.778cm" svg:x="4.351cm" svg:y="9.6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1.894cm" svg:height="3.048cm" svg:x="10.585cm" svg:y="8.3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6" draw:layer="layout" svg:width="3.048cm" svg:height="1.375cm" svg:x="16.242cm" svg:y="10.01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7" draw:layer="layout" svg:width="4.315cm" svg:height="0.962cm" svg:x="23.017cm" svg:y="4.302cm">
          <draw:text-box>
            <text:p>INTERFACE</text:p>
          </draw:text-box>
        </draw:frame>
        <draw:frame draw:style-name="gr7" draw:layer="layout" svg:width="4.315cm" svg:height="0.962cm" svg:x="23.018cm" svg:y="11.902cm">
          <draw:text-box>
            <text:p>PLUG-IN</text:p>
          </draw:text-box>
        </draw:frame>
        <draw:frame draw:style-name="gr5" draw:text-style-name="P4" draw:layer="layout" svg:width="8.128cm" svg:height="1.673cm" svg:x="1.778cm" svg:y="11.549cm">
          <draw:text-box>
            <text:p text:style-name="P3"><text:span text:style-name="T1">void cstring_clear(struct cstring *)</text:span></text:p>
          </draw:text-box>
        </draw:frame>
        <draw:frame draw:style-name="gr5" draw:text-style-name="P4" draw:layer="layout" svg:width="8.128cm" svg:height="1.673cm" svg:x="7.778cm" svg:y="12.35cm">
          <draw:text-box>
            <text:p text:style-name="P3"><text:span text:style-name="T1">void cstring_length(struct cstring *)</text:span></text:p>
          </draw:text-box>
        </draw:frame>
        <draw:frame draw:style-name="gr5" draw:text-style-name="P4" draw:layer="layout" svg:width="8.998cm" svg:height="1.673cm" svg:x="13.208cm" svg:y="11.451cm">
          <draw:text-box>
            <text:p text:style-name="P3"><text:span text:style-name="T1">void cstring_max_size(struct cstring *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2:27:52.229978130</meta:creation-date>
    <dc:date>2019-02-04T13:00:04.358248965</dc:date>
    <meta:editing-duration>PT11M52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